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object_filter.test_object_filter_not_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ity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object_filter.test_object_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Entity( Integer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